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fo:font-size="58pt"/>
    </style:style>
    <style:style style:name="P2" style:family="paragraph">
      <style:paragraph-properties fo:margin-left="0cm" fo:margin-right="0cm" fo:text-indent="0cm"/>
      <style:text-properties fo:color="#ffffff" fo:font-size="58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color="#ffffff" fo:font-size="72pt" fo:font-weight="bold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Święty, Święty, Święty</text:span><text:span text:style-name="T1"><text:line-break/></text:span><text:span text:style-name="T1">Pan Bóg Wszechmocny</text:span><text:span text:style-name="T1"><text:line-break/></text:span><text:span text:style-name="T1">Godzien, godzien Zbawca,</text:span><text:span text:style-name="T1"><text:line-break/></text:span><text:span text:style-name="T1">pokoju Pan</text:span><text:span text:style-name="T1"><text:line-break/></text:span><text:span text:style-name="T1">Chcę blisko Ciebie być</text:span><text:span text:style-name="T1"><text:line-break/></text:span><text:span text:style-name="T1">Świętością Twoją żyć</text:span><text:span text:style-name="T1"><text:line-break/></text:span><text:span text:style-name="T1">I stać</text:span><text:span text:style-name="T1"><text:line-break/></text:span><text:span text:style-name="T1">przed Świętym Tronem Twy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5" draw:layer="layout" svg:width="28cm" svg:height="21cm" svg:x="-0.001cm" svg:y="-0.001cm" presentation:class="title" presentation:user-transformed="true">
          <draw:text-box>
            <text:p text:style-name="P4"><text:span text:style-name="T1">Tobie chwała, </text:span><text:span text:style-name="T1">mądrość i moc</text:span><text:span text:style-name="T1"><text:line-break/></text:span><text:span text:style-name="T1">Oddaję Ci </text:span><text:span text:style-name="T1">każdy mój dzień</text:span><text:span text:style-name="T1"><text:line-break/></text:span><text:span text:style-name="T1">Wysławiam Cię,</text:span><text:span text:style-name="T1"><text:line-break/></text:span><text:span text:style-name="T1">uwielbiam Cię</text:span><text:span text:style-name="T1"><text:line-break/></text:span><text:span text:style-name="T1">Mój Panie i Boże Mój</text:span><text:span text:style-name="T1"><text:line-break/></text:span><text:span text:style-name="T1">Królu Mój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08T22:46:21</meta:creation-date>
    <dc:creator>Rafał Talacha</dc:creator>
    <dc:date>2009-02-01T12:26:17</dc:date>
    <dc:language>pl-PL</dc:language>
    <meta:editing-cycles>5</meta:editing-cycles>
    <meta:editing-duration>PT2M55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